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Helv" svg:font-family="Helv" style:font-family-generic="swiss" style:font-pitch="variable"/>
  </office:font-face-decls>
  <office:automatic-styles>
    <style:style style:name="Tabelle1" style:family="table">
      <style:table-properties style:width="14.933cm" fo:margin-left="0.014cm" table:align="left"/>
    </style:style>
    <style:style style:name="Tabelle1.A" style:family="table-column">
      <style:table-column-properties style:column-width="2.752cm"/>
    </style:style>
    <style:style style:name="Tabelle1.B" style:family="table-column">
      <style:table-column-properties style:column-width="12.181cm"/>
    </style:style>
    <style:style style:name="Tabelle1.A1" style:family="table-cell">
      <style:table-cell-properties fo:padding="0cm" fo:border="0.75pt solid #000000"/>
    </style:style>
    <style:style style:name="Tabelle2" style:family="table">
      <style:table-properties style:width="14.998cm" fo:margin-left="0.014cm" table:align="left" style:may-break-between-rows="true"/>
    </style:style>
    <style:style style:name="Tabelle2.A" style:family="table-column">
      <style:table-column-properties style:column-width="2.805cm"/>
    </style:style>
    <style:style style:name="Tabelle2.B" style:family="table-column">
      <style:table-column-properties style:column-width="12.194cm"/>
    </style:style>
    <style:style style:name="Tabelle2.A1" style:family="table-cell">
      <style:table-cell-properties fo:padding="0cm" fo:border="0.75pt solid #000000"/>
    </style:style>
    <style:style style:name="Tabelle2.A2" style:family="table-cell">
      <style:table-cell-properties fo:padding="0cm" fo:border-left="0.75pt solid #000000" fo:border-right="0.75pt solid #000000" fo:border-top="0.75pt solid #000000" fo:border-bottom="none"/>
    </style:style>
    <style:style style:name="Tabelle2.A3" style:family="table-cell">
      <style:table-cell-properties fo:padding="0cm" fo:border-left="0.75pt solid #000000" fo:border-right="0.75pt solid #000000" fo:border-top="none" fo:border-bottom="0.75pt solid #000000"/>
    </style:style>
    <style:style style:name="P1" style:family="paragraph" style:parent-style-name="Standard">
      <style:paragraph-properties fo:margin-top="0.423cm" fo:margin-bottom="0.212cm" loext:contextual-spacing="false" fo:line-height="100%" fo:text-align="center" style:justify-single-word="false" style:text-autospace="none"/>
    </style:style>
    <style:style style:name="P2" style:family="paragraph" style:parent-style-name="Standard">
      <style:paragraph-properties fo:margin-top="0.423cm" fo:margin-bottom="0.212cm" loext:contextual-spacing="false" fo:line-height="100%" style:text-autospace="none"/>
      <style:text-properties fo:color="#000000" style:font-name="Helv" fo:font-size="12pt" fo:language="en" fo:country="US" fo:font-weight="bold" style:font-size-asian="12pt" style:font-weight-asian="bold" style:font-name-complex="Helv" style:font-size-complex="12pt" style:font-weight-complex="bold"/>
    </style:style>
    <style:style style:name="P3" style:family="paragraph" style:parent-style-name="Header">
      <style:text-properties fo:language="en" fo:country="US"/>
    </style:style>
    <style:style style:name="P4" style:family="paragraph" style:parent-style-name="Standard">
      <style:paragraph-properties fo:margin-top="0cm" fo:margin-bottom="0cm" loext:contextual-spacing="false"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fo:font-size="10pt" fo:language="en" fo:country="US" style:font-size-asian="10pt" style:font-name-complex="Courier" style:font-size-complex="10pt"/>
    </style:style>
    <style:style style:name="P5" style:family="paragraph" style:parent-style-name="Standard">
      <style:paragraph-properties fo:margin-top="0cm" fo:margin-bottom="0cm" loext:contextual-spacing="false" fo:line-height="100%" style:text-autospace="none"/>
      <style:text-properties fo:color="#000000" style:font-name="Courier" fo:font-size="10pt" fo:language="en" fo:country="US" style:font-size-asian="10pt" style:font-name-complex="Courier" style:font-size-complex="10pt"/>
    </style:style>
    <style:style style:name="P6" style:family="paragraph" style:parent-style-name="Standard">
      <style:paragraph-properties fo:margin-top="0cm" fo:margin-bottom="0cm" loext:contextual-spacing="false" fo:line-height="100%" style:text-autospace="none"/>
      <style:text-properties fo:color="#000000" style:font-name="Helv" fo:font-size="10pt" fo:language="en" fo:country="US" fo:font-weight="bold" style:font-size-asian="10pt" style:font-weight-asian="bold" style:font-name-complex="Helv" style:font-size-complex="10pt" style:font-weight-complex="bold"/>
    </style:style>
    <style:style style:name="P7" style:family="paragraph" style:parent-style-name="Standard">
      <style:paragraph-properties fo:margin-top="0cm" fo:margin-bottom="0cm" loext:contextual-spacing="false" fo:line-height="100%" style:text-autospace="none"/>
      <style:text-properties fo:color="#000000" style:font-name="Helv" fo:font-size="10pt" fo:language="en" fo:country="US" style:font-size-asian="10pt" style:font-name-complex="Helv" style:font-size-complex="10pt"/>
    </style:style>
    <style:style style:name="P8" style:family="paragraph" style:parent-style-name="Standard">
      <style:paragraph-properties fo:margin-top="0cm" fo:margin-bottom="0cm" loext:contextual-spacing="false" fo:line-height="100%" style:text-autospace="none"/>
      <style:text-properties fo:color="#000000" style:font-name="Helv" fo:font-size="10pt" fo:language="en" fo:country="US" fo:font-weight="normal" officeooo:paragraph-rsid="002055a5" style:font-size-asian="10pt" style:font-weight-asian="normal" style:font-name-complex="Helv" style:font-size-complex="10pt" style:font-weight-complex="normal"/>
    </style:style>
    <style:style style:name="P9" style:family="paragraph" style:parent-style-name="Standard">
      <style:paragraph-properties fo:margin-top="0cm" fo:margin-bottom="0cm" loext:contextual-spacing="false" fo:line-height="100%" style:text-autospace="none"/>
      <style:text-properties fo:color="#000000" style:font-name="Helv" fo:font-size="12pt" fo:language="en" fo:country="US" fo:font-weight="bold" style:font-size-asian="12pt" style:font-weight-asian="bold" style:font-name-complex="Helv" style:font-size-complex="12pt" style:font-weight-complex="bold"/>
    </style:style>
    <style:style style:name="P10" style:family="paragraph" style:parent-style-name="Standard">
      <style:paragraph-properties fo:margin-top="0cm" fo:margin-bottom="0cm" loext:contextual-spacing="false" fo:line-height="100%" style:text-autospace="none"/>
      <style:text-properties fo:color="#000000" style:font-name="Helv" fo:font-size="14pt" fo:language="en" fo:country="US" fo:font-weight="bold" style:font-size-asian="14pt" style:font-weight-asian="bold" style:font-name-complex="Helv" style:font-size-complex="14pt" style:font-weight-complex="bold" style:font-relief="engraved"/>
    </style:style>
    <style:style style:name="P11" style:family="paragraph" style:parent-style-name="Standard">
      <style:paragraph-properties fo:margin-top="0cm" fo:margin-bottom="0cm" loext:contextual-spacing="false"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2"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style:font-size-asian="10pt" style:font-name-complex="Helv" style:font-size-complex="10pt"/>
    </style:style>
    <style:style style:name="P13"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officeooo:paragraph-rsid="001d1196" style:font-size-asian="10pt" style:font-name-complex="Helv" style:font-size-complex="10pt"/>
    </style:style>
    <style:style style:name="P14"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officeooo:paragraph-rsid="001da1ce" style:font-size-asian="10pt" style:font-name-complex="Helv" style:font-size-complex="10pt"/>
    </style:style>
    <style:style style:name="P15"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fo:font-weight="bold" style:font-size-asian="10pt" style:font-weight-asian="bold" style:font-name-complex="Helv" style:font-size-complex="10pt" style:font-weight-complex="bold"/>
    </style:style>
    <style:style style:name="P16"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fo:font-weight="bold" officeooo:paragraph-rsid="001b4713" style:font-size-asian="10pt" style:font-weight-asian="bold" style:font-name-complex="Helv" style:font-size-complex="10pt" style:font-weight-complex="bold"/>
    </style:style>
    <style:style style:name="P17" style:family="paragraph" style:parent-style-name="Standard">
      <style:paragraph-properties fo:margin-left="0.026cm" fo:margin-right="0cm" fo:margin-top="0cm" fo:margin-bottom="0cm" loext:contextual-spacing="false" fo:line-height="100%" fo:text-align="center" style:justify-single-word="false" fo:keep-together="always" fo:text-indent="0cm" style:auto-text-indent="false" fo:keep-with-next="always" style:text-autospace="none">
        <style:tab-stops/>
      </style:paragraph-properties>
      <style:text-properties fo:color="#000000" style:font-name="Helv" fo:font-size="14pt" fo:language="en" fo:country="US" fo:font-weight="bold" style:font-size-asian="14pt" style:font-weight-asian="bold" style:font-name-complex="Helv" style:font-size-complex="14pt" style:font-weight-complex="bold" style:font-relief="engraved"/>
    </style:style>
    <style:style style:name="P18"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style>
    <style:style style:name="P19"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officeooo:paragraph-rsid="001e81fb"/>
    </style:style>
    <style:style style:name="P20" style:family="paragraph" style:parent-style-name="Standard">
      <style:paragraph-properties fo:margin-left="0.026cm" fo:margin-right="0cm" fo:margin-top="0cm" fo:margin-bottom="0cm" loext:contextual-spacing="false" fo:line-height="100%" fo:text-indent="0cm" style:auto-text-indent="false" style:text-autospace="none">
        <style:tab-stops/>
      </style:paragraph-properties>
      <style:text-properties fo:color="#000000" style:font-name="Helv" fo:font-size="10pt" fo:language="en" fo:country="US" style:font-size-asian="10pt" style:font-name-complex="Helv" style:font-size-complex="10pt"/>
    </style:style>
    <style:style style:name="P21" style:family="paragraph" style:parent-style-name="Standard">
      <style:paragraph-properties fo:margin-left="0.026cm" fo:margin-right="0cm" fo:margin-top="0cm" fo:margin-bottom="0cm" loext:contextual-spacing="false" fo:line-height="100%" fo:text-indent="0cm" style:auto-text-indent="false" style:text-autospace="none">
        <style:tab-stops/>
      </style:paragraph-properties>
      <style:text-properties fo:color="#000000" style:font-name="Helv" fo:font-size="10pt" fo:language="en" fo:country="US" officeooo:paragraph-rsid="001da1ce" style:font-size-asian="10pt" style:font-name-complex="Helv" style:font-size-complex="10pt"/>
    </style:style>
    <style:style style:name="P22" style:family="paragraph" style:parent-style-name="Standard">
      <style:paragraph-properties fo:margin-left="0.03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style:font-size-asian="10pt" style:font-name-complex="Helv" style:font-size-complex="10pt"/>
    </style:style>
    <style:style style:name="P23" style:family="paragraph" style:parent-style-name="Standard">
      <style:paragraph-properties fo:margin-left="0.03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officeooo:paragraph-rsid="001da1ce" style:font-size-asian="10pt" style:font-name-complex="Helv" style:font-size-complex="10pt"/>
    </style:style>
    <style:style style:name="P24" style:family="paragraph" style:parent-style-name="Standard">
      <style:paragraph-properties fo:margin-top="0.423cm" fo:margin-bottom="0.423cm" loext:contextual-spacing="false" fo:line-height="100%" style:text-autospace="none"/>
      <style:text-properties fo:color="#000000" style:font-name="Helv" fo:font-size="10pt" fo:language="en" fo:country="US" fo:font-weight="bold" style:font-size-asian="10pt" style:font-weight-asian="bold" style:font-name-complex="Helv" style:font-size-complex="10pt" style:font-weight-complex="bold"/>
    </style:style>
    <style:style style:name="P25" style:family="paragraph" style:parent-style-name="Standard" style:master-page-name="MP0">
      <style:paragraph-properties fo:margin-top="0.423cm" fo:margin-bottom="0.212cm" loext:contextual-spacing="false" fo:line-height="100%" style:page-number="auto" fo:break-before="page" style:text-autospace="none"/>
      <style:text-properties fo:color="#000000" style:font-name="Helv" fo:font-size="12pt" fo:language="en" fo:country="US" fo:font-weight="bold" officeooo:rsid="002055a5" officeooo:paragraph-rsid="002055a5" style:font-size-asian="12pt" style:font-weight-asian="bold" style:font-name-complex="Helv" style:font-size-complex="12pt" style:font-weight-complex="bold"/>
    </style:style>
    <style:style style:name="T1" style:family="text">
      <style:text-properties fo:color="#000000" style:font-name="Helv" fo:font-size="12pt" fo:language="en" fo:country="US" fo:font-weight="bold" style:font-size-asian="12pt" style:font-weight-asian="bold" style:font-name-complex="Helv" style:font-size-complex="12pt" style:font-weight-complex="bold"/>
    </style:style>
    <style:style style:name="T2" style:family="text">
      <style:text-properties fo:color="#000000" style:font-name="Helv" fo:font-size="12pt" fo:language="en" fo:country="US" fo:font-weight="bold" officeooo:rsid="002055a5" style:font-size-asian="12pt" style:font-weight-asian="bold" style:font-name-complex="Helv" style:font-size-complex="12pt" style:font-weight-complex="bold"/>
    </style:style>
    <style:style style:name="T3" style:family="text">
      <style:text-properties fo:color="#000000" style:font-name="Helv" fo:font-size="10pt" fo:language="en" fo:country="US" style:font-size-asian="10pt" style:font-name-complex="Helv" style:font-size-complex="10pt"/>
    </style:style>
    <style:style style:name="T4" style:family="text">
      <style:text-properties fo:color="#000000" style:font-name="Helv" fo:font-size="10pt" fo:language="en" fo:country="US" fo:font-weight="bold" style:font-size-asian="10pt" style:font-weight-asian="bold" style:font-name-complex="Helv" style:font-size-complex="10pt" style:font-weight-complex="bold"/>
    </style:style>
    <style:style style:name="T5" style:family="text">
      <style:text-properties fo:color="#000000" style:font-name="Helv" fo:font-size="10pt" fo:language="en" fo:country="US" fo:font-weight="bold" officeooo:rsid="001b4713" style:font-size-asian="10pt" style:font-weight-asian="bold" style:font-name-complex="Helv" style:font-size-complex="10pt" style:font-weight-complex="bold"/>
    </style:style>
    <style:style style:name="T6" style:family="text">
      <style:text-properties fo:color="#000000" style:font-name="Helv" fo:font-size="10pt" fo:language="en" fo:country="US" fo:font-weight="bold" officeooo:rsid="001da1ce" style:font-size-asian="10pt" style:font-weight-asian="bold" style:font-name-complex="Helv" style:font-size-complex="10pt" style:font-weight-complex="bold"/>
    </style:style>
    <style:style style:name="T7" style:family="text">
      <style:text-properties fo:color="#000000" style:font-name="Helv" fo:font-size="10pt" fo:language="en" fo:country="US" fo:font-weight="normal" style:font-size-asian="10pt" style:font-weight-asian="normal" style:font-name-complex="Helv" style:font-size-complex="10pt" style:font-weight-complex="normal"/>
    </style:style>
    <style:style style:name="T8" style:family="text">
      <style:text-properties fo:color="#000000" style:font-name="Courier" fo:font-size="10pt" fo:language="en" fo:country="US" style:font-size-asian="10pt" style:font-name-complex="Courier" style:font-size-complex="10pt"/>
    </style:style>
    <style:style style:name="T9" style:family="text">
      <style:text-properties fo:color="#000000" style:font-name="Courier" fo:font-size="10pt" fo:language="en" fo:country="US" officeooo:rsid="001b4713" style:font-size-asian="10pt" style:font-name-complex="Courier" style:font-size-complex="10pt"/>
    </style:style>
    <style:style style:name="T10" style:family="text">
      <style:text-properties fo:color="#000000" style:font-name="Courier New" fo:font-size="10pt" fo:language="en" fo:country="US" style:font-size-asian="10pt" style:font-name-complex="Courier New" style:font-size-complex="10pt"/>
    </style:style>
    <style:style style:name="T11" style:family="text">
      <style:text-properties officeooo:rsid="001b4713"/>
    </style:style>
    <style:style style:name="T12" style:family="text">
      <style:text-properties officeooo:rsid="001d1196"/>
    </style:style>
    <style:style style:name="T13" style:family="text">
      <style:text-properties officeooo:rsid="001da1ce"/>
    </style:style>
    <style:style style:name="T14" style:family="text">
      <style:text-properties officeooo:rsid="001e81fb"/>
    </style:style>
    <style:style style:name="T15" style:family="text">
      <style:text-properties style:font-name-asian="Helv"/>
    </style:style>
    <style:style style:name="T16" style:family="text">
      <style:text-properties officeooo:rsid="000286cc" style:font-name-asian="Helv"/>
    </style:style>
    <style:style style:name="T17" style:family="text">
      <style:text-properties officeooo:rsid="002055a5" style:font-name-asian="Helv"/>
    </style:style>
    <style:style style:name="T18" style:family="text">
      <style:text-properties officeooo:rsid="00233df2" style:font-name-asian="Helv"/>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Foreword</text:p>
      <text:p text:style-name="P8"><text:span text:style-name="T15">CBL_GC_SOCKET / cob_socket </text:span><text:span text:style-name="T17">is a general usabke socket library. It can be used for communication between multiple processes (one server, unrestricted number of clients) </text:span><text:span text:style-name="T16">– </text:span><text:span text:style-name="T17">on the same or on different machine</text:span><text:span text:style-name="T16">.<text:line-break/></text:span><text:span text:style-name="T17">It may be used by </text:span><text:span text:style-name="T16">COBOL (</text:span><text:span text:style-name="T17">using the name </text:span><text:span text:style-name="T16">CBL_GC_SOCKET </text:span><text:span text:style-name="T17">and alternatively the legacy-name </text:span><text:span text:style-name="T16">CBL_OC_SOCKET) </text:span><text:span text:style-name="T17">and by </text:span><text:span text:style-name="T16">C/C++ </text:span><text:span text:style-name="T17">and all programming languages that are possible to call these</text:span><text:span text:style-name="T16">.</text:span><text:span text:style-name="T15"><text:line-break/></text:span><text:span text:style-name="T18">As socket-communication is not limitted to a specific system it can be used to communicate between programs written in different programming languages, too.</text:span><text:span text:style-name="T15"><text:line-break/></text:span><text:span text:style-name="T17">It may also be used to replace ACU</text:span><text:span text:style-name="T16">COBOL-</text:span><text:span text:style-name="T17">GTs callable system library</text:span><text:span text:style-name="T16"> </text:span><text:span text:style-name="T15">C$SOCKET </text:span><text:span text:style-name="T17">in COBOL programs (including, but not limitted to, GnuCOBOL, OpenCOBOL, ACUCOBOL-GT).</text:span></text:p>
      <text:p text:style-name="P2">Provided functions</text:p>
      <text:p text:style-name="P9"/>
      <text:p text:style-name="P6">1 GENERAL</text:p>
      <text:p text:style-name="P7">COBOL always calls the same module. A function code determines which function should be performed. The module must be loaded via COB_PRE_LOAD.</text:p>
      <text:p text:style-name="P7"/>
      <text:p text:style-name="P6">2 CALLING AND EXECUTING</text:p>
      <text:p text:style-name="P7">Calling a function under COBOL has the following structure:</text:p>
      <text:p text:style-name="P7"/>
      <text:p text:style-name="P11"><text:span text:style-name="Absatz-Standardschriftart"><text:span text:style-name="T8"><text:tab/>CALL "CBL_GC_SOCKET" </text:span></text:span></text:p>
      <text:p text:style-name="P4"><text:s text:c="11"/>USING <text:s/>function-code [Parameter1 [, Parameter2 [, ...]]] </text:p>
      <text:p text:style-name="P11"><text:span text:style-name="Absatz-Standardschriftart"><text:span text:style-name="T8"><text:s text:c="11"/>GIVING </text:span></text:span><text:span text:style-name="Absatz-Standardschriftart"><text:span text:style-name="T9">return-value</text:span></text:span></text:p>
      <text:p text:style-name="P4"><text:tab/>END-CALL</text:p>
      <text:p text:style-name="P5"/>
      <text:p text:style-name="P7">The function code is a PIC X (2). The number and form of the parameters depends on the respective function.</text:p>
      <text:p text:style-name="P7"/>
      <text:p text:style-name="P7">The return value is a PIC 9 (3) and should always be evaluated to detect possible errors. There are the following general return values, which can be supplied by all functions (except function 99):</text:p>
      <text:p text:style-name="P7"/>
      <table:table table:name="Tabelle1" table:style-name="Tabelle1">
        <table:table-column table:style-name="Tabelle1.A"/>
        <table:table-column table:style-name="Tabelle1.B"/>
        <table:table-row>
          <table:table-cell table:style-name="Tabelle1.A1" office:value-type="string">
            <text:p text:style-name="P15">Return value </text:p>
          </table:table-cell>
          <table:table-cell table:style-name="Tabelle1.A1" office:value-type="string">
            <text:p text:style-name="P15">Description</text:p>
          </table:table-cell>
        </table:table-row>
        <table:table-row>
          <table:table-cell table:style-name="Tabelle1.A1" office:value-type="string">
            <text:p text:style-name="P12">98</text:p>
          </table:table-cell>
          <table:table-cell table:style-name="Tabelle1.A1" office:value-type="string">
            <text:p text:style-name="P12">General error in a function that cannot be specified. In such a case, calling the last OS / socket error detection function (code 99) may provide further information.</text:p>
          </table:table-cell>
        </table:table-row>
        <table:table-row>
          <table:table-cell table:style-name="Tabelle1.A1" office:value-type="string">
            <text:p text:style-name="P12">99</text:p>
          </table:table-cell>
          <table:table-cell table:style-name="Tabelle1.A1" office:value-type="string">
            <text:p text:style-name="P12">Incorrect parameter or wrong number of parameters when calling a function. </text:p>
          </table:table-cell>
        </table:table-row>
      </table:table>
      <text:p text:style-name="P7"/>
      <text:p text:style-name="P24">It should be noted that for parameters that are filled by calling the function<text:line-break/>no constants are to be used !!!</text:p>
      <text:p text:style-name="P6"/>
      <text:p text:style-name="P6">3 STANDARD FUNCTIONS</text:p>
      <text:p text:style-name="P7">The following functions are suitable for general socket communication.</text:p>
      <text:p text:style-name="P7"/>
      <table:table table:name="Tabelle2" table:style-name="Tabelle2">
        <table:table-column table:style-name="Tabelle2.A"/>
        <table:table-column table:style-name="Tabelle2.B"/>
        <table:table-row>
          <table:table-cell table:style-name="Tabelle2.A1" office:value-type="string">
            <text:p text:style-name="P15">Fun<text:span text:style-name="T11">c</text:span>tion code </text:p>
          </table:table-cell>
          <table:table-cell table:style-name="Tabelle2.A1" office:value-type="string">
            <text:p text:style-name="P16">Description</text:p>
          </table:table-cell>
        </table:table-row>
        <table:table-row>
          <table:table-cell table:style-name="Tabelle2.A2" office:value-type="string">
            <text:p text:style-name="P12">00</text:p>
          </table:table-cell>
          <table:table-cell table:style-name="Tabelle2.A1" table:number-rows-spanned="2" office:value-type="string">
            <text:p text:style-name="P12">Opens a server socket on the specified port. If successful, the server socket handle, which is necessary for later actions, is stored in the second parameter.</text:p>
            <text:p text:style-name="P12"/>
            <text:p text:style-name="P18"><text:span text:style-name="Absatz-Standardschriftart"><text:span text:style-name="T5">Note:</text:span></text:span><text:span text:style-name="Absatz-Standardschriftart"><text:span text:style-name="T4"> </text:span></text:span><text:span text:style-name="Absatz-Standardschriftart"><text:span text:style-name="T3">Even after these features succeed, clients can connect to the socket and also send data. Functions 01 and 07 only take the accumulated connections out of the wait loop to work with them.</text:span></text:span></text:p>
            <text:p text:style-name="P12"/>
            <text:p text:style-name="P12">Parameter 1: <text:span text:style-name="T12">p</text:span>ort <text:span text:style-name="T12">number</text:span>, PIC X(5), IN</text:p>
            <text:p text:style-name="P12">Parameter 2: <text:span text:style-name="T12">s</text:span>erver <text:span text:style-name="T12">s</text:span>ocket <text:span text:style-name="T12">h</text:span>andle, PIC X(4), OUT</text:p>
            <text:p text:style-name="P12"/>
            <text:p text:style-name="P12"><text:span text:style-name="T12">Returns</text:span>:</text:p>
            <text:p text:style-name="P12">0 - <text:span text:style-name="T12">success</text:span></text:p>
            <text:p text:style-name="P12"><text:soft-page-break/>1 - <text:span text:style-name="T12">p</text:span>ort is not available / server is already running</text:p>
            <text:p text:style-name="P12">2 - <text:span text:style-name="T12">in</text:span>valid connection handle / no connection</text:p>
            <text:p text:style-name="P12"/>
          </table:table-cell>
        </table:table-row>
        <table:table-row>
          <table:table-cell table:style-name="Tabelle2.A3" office:value-type="string">
            <text:p text:style-name="P17"><text:line-break/><text:line-break/>O<text:line-break/>P<text:line-break/>E<text:line-break/>N</text:p>
          </table:table-cell>
          <table:covered-table-cell/>
        </table:table-row>
        <table:table-row>
          <table:table-cell table:style-name="Tabelle2.A2" office:value-type="string">
            <text:p text:style-name="P12">01, 07</text:p>
          </table:table-cell>
          <table:table-cell table:style-name="Tabelle2.A1" table:number-rows-spanned="2" office:value-type="string">
            <text:p text:style-name="P12">Waiting for a connection from a client. This function can only be called with a server socket handle.</text:p>
            <text:p text:style-name="P12"/>
            <text:p text:style-name="P12">If successful, the server socket is closed in function 01 and the connection handle is stored in the first parameter. In function 07, the server socket remains open and the connection handle is stored in the second parameter. </text:p>
            <text:p text:style-name="P12"/>
            <text:p text:style-name="P12">The connection handle is needed for later actions.</text:p>
            <text:p text:style-name="P12"/>
            <text:p text:style-name="P13">Function 01:</text:p>
            <text:p text:style-name="P12">Parameter 1: <text:s/><text:span text:style-name="T12">se</text:span>rver socket / connection handle, PIC X(4), IN/OUT </text:p>
            <text:p text:style-name="P12"/>
            <text:p text:style-name="P12">Function 07:</text:p>
            <text:p text:style-name="P13">Parameter 1: <text:span text:style-name="T12">s</text:span>erver <text:span text:style-name="T12">s</text:span>ocket <text:span text:style-name="T12">h</text:span>andle, PIC X(4), IN</text:p>
            <text:p text:style-name="P13">Parameter 2: connection handle, PIC X(4), OUT</text:p>
            <text:p text:style-name="P12"/>
            <text:p text:style-name="P13"><text:span text:style-name="T12">Returns</text:span>:</text:p>
            <text:p text:style-name="P13">0 - <text:span text:style-name="T12">success</text:span></text:p>
            <text:p text:style-name="P12">1 - <text:span text:style-name="T12">no socket open</text:span></text:p>
            <text:p text:style-name="P12">2 - Socket does not "listen“</text:p>
            <text:p text:style-name="P12"/>
          </table:table-cell>
        </table:table-row>
        <table:table-row>
          <table:table-cell table:style-name="Tabelle2.A3" office:value-type="string">
            <text:p text:style-name="P17"><text:line-break/><text:line-break/><text:line-break/>A<text:line-break/>C<text:line-break/>C<text:line-break/>E<text:line-break/>P<text:line-break/>T</text:p>
          </table:table-cell>
          <table:covered-table-cell/>
        </table:table-row>
        <table:table-row>
          <table:table-cell table:style-name="Tabelle2.A2" office:value-type="string">
            <text:p text:style-name="P12">02<text:line-break/></text:p>
          </table:table-cell>
          <table:table-cell table:style-name="Tabelle2.A1" table:number-rows-spanned="2" office:value-type="string">
            <text:p text:style-name="P12">Connects to a server (socket). If successful, the connection handle is saved in the 3rd parameter.</text:p>
            <text:p text:style-name="P12"/>
            <text:p text:style-name="P12">The connection handle is needed for later actions.</text:p>
            <text:p text:style-name="P12"/>
            <text:p text:style-name="P12">Parameter 1: IP <text:span text:style-name="T12">a</text:span>dress, PIC X(15), IN</text:p>
            <text:p text:style-name="P12">Parameter 2: <text:span text:style-name="T12">p</text:span>ort, PIC X(5), IN</text:p>
            <text:p text:style-name="P13">Parameter 3: connection handle, PIC X(4), OUT</text:p>
            <text:p text:style-name="P12"/>
            <text:p text:style-name="P13"><text:span text:style-name="T12">Returns</text:span>:</text:p>
            <text:p text:style-name="P13">0 - <text:span text:style-name="T12">success</text:span></text:p>
            <text:p text:style-name="P12">1 - address / port not available / opposite side not ready</text:p>
            <text:p text:style-name="P12">2 - <text:span text:style-name="T12">connection already exists</text:span></text:p>
            <text:p text:style-name="P13">3 - <text:span text:style-name="T12">invalid connection handle </text:span>/ <text:span text:style-name="T12">no connection</text:span></text:p>
          </table:table-cell>
        </table:table-row>
        <table:table-row>
          <table:table-cell table:style-name="Tabelle2.A3" office:value-type="string">
            <text:p text:style-name="P17">C<text:line-break/>O<text:line-break/>N<text:line-break/>N<text:line-break/>E<text:line-break/>C<text:line-break/>T<text:line-break/><text:line-break/></text:p>
          </table:table-cell>
          <table:covered-table-cell/>
        </table:table-row>
        <table:table-row>
          <table:table-cell table:style-name="Tabelle2.A2" office:value-type="string">
            <text:p text:style-name="P12">03</text:p>
          </table:table-cell>
          <table:table-cell table:style-name="Tabelle2.A1" table:number-rows-spanned="2" office:value-type="string">
            <text:p text:style-name="P22">Sends data via a valid connection handle.</text:p>
            <text:p text:style-name="P22"/>
            <text:p text:style-name="P23">Parameter 1: connection handle, PIC X(4), IN</text:p>
            <text:p text:style-name="P22">Parameter 2: <text:span text:style-name="T13">n</text:span>umber of bytes to send, PIC X(5), IN</text:p>
            <text:p text:style-name="P22">Parameter 3: <text:span text:style-name="T13">data to be send</text:span>, PIC X(n), IN</text:p>
            <text:p text:style-name="P22"/>
            <text:p text:style-name="P13"><text:span text:style-name="T12">Returns</text:span>:</text:p>
            <text:p text:style-name="P13">0 - <text:span text:style-name="T12">success</text:span></text:p>
            <text:p text:style-name="P22">2 - <text:span text:style-name="T13">fewer bytes were sent than desired</text:span></text:p>
            <text:p text:style-name="P13">3 - <text:span text:style-name="T12">invalid connection handle </text:span>/ <text:span text:style-name="T12">no connection<text:line-break/> <text:s text:c="4"/></text:span>(<text:span text:style-name="T13">a</text:span>ttention, <text:span text:style-name="T13">in this case </text:span>a "98 - general error" <text:span text:style-name="T13">may be returned instead</text:span>)</text:p>
            <text:p text:style-name="P12">4 - <text:span text:style-name="T13">number of bytes exceeds operating system limit</text:span></text:p>
            <text:p text:style-name="P12"/>
          </table:table-cell>
        </table:table-row>
        <table:table-row>
          <table:table-cell table:style-name="Tabelle2.A3" office:value-type="string">
            <text:p text:style-name="P17"><text:line-break/><text:line-break/>W<text:line-break/>R<text:line-break/>I<text:line-break/>T<text:line-break/>E<text:line-break/><text:line-break/></text:p>
          </table:table-cell>
          <table:covered-table-cell/>
        </table:table-row>
        <table:table-row>
          <table:table-cell table:style-name="Tabelle2.A2" office:value-type="string">
            <text:p text:style-name="P12">04, 08</text:p>
          </table:table-cell>
          <table:table-cell table:style-name="Tabelle2.A1" table:number-rows-spanned="2" office:value-type="string">
            <text:p text:style-name="P12">Receives data via a valid connection handle. With function 08, a timeout can be specified in milliseconds to only wait for a certain period of time for incoming data.</text:p>
            <text:p text:style-name="P20"><text:span text:style-name="T13">Timeout with v</text:span>alue zero or function 04 waits endlessly.</text:p>
            <text:p text:style-name="P20">After receiving, the number of bytes received is stored in parameter 2. </text:p>
            <text:p text:style-name="P12"/>
            <text:p text:style-name="P14">Parameter 1: connection handle, PIC X(4), IN</text:p>
            <text:p text:style-name="P12">Parameter 2: number of bytes to send / <text:span text:style-name="T13">actually sent</text:span>, <text:s/>PIC X(5), IN/OUT</text:p>
            <text:p text:style-name="P12">Parameter 3: <text:span text:style-name="T13">buffer for the received data</text:span>, PIC X(n), OUT</text:p>
            <text:p text:style-name="P12"/>
            <text:p text:style-name="P14"><text:soft-page-break/><text:span text:style-name="T12">Only function</text:span> 08:</text:p>
            <text:p text:style-name="P12">Parameter 4: <text:span text:style-name="T13">ti</text:span>meout in milliseconds, PIC X(6), IN</text:p>
            <text:p text:style-name="P12"/>
            <text:p text:style-name="P13"><text:span text:style-name="T12">Returns</text:span>:</text:p>
            <text:p text:style-name="P13">0 - <text:span text:style-name="T12">success</text:span></text:p>
            <text:p text:style-name="P12">1 - <text:span text:style-name="T13">an attempt was made to receive more than 64000 bytes</text:span></text:p>
            <text:p text:style-name="P14">2 - <text:span text:style-name="T13">fewer bytes were read than desired</text:span></text:p>
            <text:p text:style-name="P14">3 - <text:span text:style-name="T12">invalid connection handle </text:span>/ <text:span text:style-name="T12">no connection<text:line-break/> <text:s text:c="4"/>(attention, in this case a "98 - general error" may be returned instead)</text:span></text:p>
            <text:p text:style-name="P12"/>
            <text:p text:style-name="P13"><text:span text:style-name="T12">Only function</text:span> 08:</text:p>
            <text:p text:style-name="P12">4 - <text:span text:style-name="T13">t</text:span>imeout <text:span text:style-name="T13">expired</text:span></text:p>
            <text:p text:style-name="P12"/>
          </table:table-cell>
        </table:table-row>
        <table:table-row>
          <table:table-cell table:style-name="Tabelle2.A3" office:value-type="string">
            <text:p text:style-name="P17"><text:line-break/><text:line-break/><text:line-break/><text:line-break/>R<text:line-break/>E<text:line-break/><text:soft-page-break/>A<text:line-break/>D</text:p>
          </table:table-cell>
          <table:covered-table-cell/>
        </table:table-row>
        <table:table-row>
          <table:table-cell table:style-name="Tabelle2.A2" office:value-type="string">
            <text:p text:style-name="P12">05</text:p>
          </table:table-cell>
          <table:table-cell table:style-name="Tabelle2.A1" table:number-rows-spanned="2" office:value-type="string">
            <text:p text:style-name="P12">Send data and wait for completion.<text:line-break/><text:line-break/>This function is a combination of functions 03 and 04.</text:p>
            <text:p text:style-name="P12"/>
            <text:p text:style-name="P13">Parameter 1: connection handle, PIC X(4), IN</text:p>
            <text:p text:style-name="P14">Parameter 2: <text:span text:style-name="T13">n</text:span>umber of bytes to send, PIC X(5), IN</text:p>
            <text:p text:style-name="P14">Parameter 3: number of bytes to <text:span text:style-name="T13">receive</text:span> / <text:span text:style-name="T13">actually received</text:span>, PIC X(5), IN/OUT</text:p>
            <text:p text:style-name="P21">Parameter 4: <text:span text:style-name="T13">buffer for the data to be sent / received</text:span></text:p>
            <text:p text:style-name="P12"/>
            <text:p text:style-name="P13"><text:span text:style-name="T12">Returns</text:span>:</text:p>
            <text:p text:style-name="P13">0 - <text:span text:style-name="T12">success</text:span></text:p>
            <text:p text:style-name="P12">1 - <text:span text:style-name="T13">there were fewer bytes sent than desired</text:span></text:p>
            <text:p text:style-name="P12">2 - <text:span text:style-name="T13">data to be sent exceeds the limit of the operating system</text:span></text:p>
            <text:p text:style-name="P12">3 - <text:span text:style-name="T13">an attempt was made to receive more than 64000 bytes</text:span></text:p>
            <text:p text:style-name="P12">4 - <text:span text:style-name="T13">fewer bytes were received than desired</text:span></text:p>
            <text:p text:style-name="P13">5 - <text:span text:style-name="T12">invalid connection handle </text:span>/ <text:span text:style-name="T12">no connection</text:span></text:p>
            <text:p text:style-name="P12"/>
          </table:table-cell>
        </table:table-row>
        <table:table-row>
          <table:table-cell table:style-name="Tabelle2.A3" office:value-type="string">
            <text:p text:style-name="P17"><text:line-break/>W<text:line-break/>R<text:line-break/>I<text:line-break/>T<text:line-break/>E<text:line-break/>–<text:line-break/>A<text:line-break/>N<text:line-break/>D<text:line-break/>–<text:line-break/>R<text:line-break/>E<text:line-break/>A<text:line-break/>D<text:line-break/></text:p>
          </table:table-cell>
          <table:covered-table-cell/>
        </table:table-row>
        <table:table-row>
          <table:table-cell table:style-name="Tabelle2.A2" office:value-type="string">
            <text:p text:style-name="P12">06</text:p>
          </table:table-cell>
          <table:table-cell table:style-name="Tabelle2.A1" table:number-rows-spanned="2" office:value-type="string">
            <text:p text:style-name="P12">Closes a connection or a server socket.</text:p>
            <text:p text:style-name="P12"/>
            <text:p text:style-name="P13">Parameter 1: <text:span text:style-name="T12">se</text:span>rver socket / connection handle, PIC X(4), IN</text:p>
            <text:p text:style-name="P12"/>
            <text:p text:style-name="P13"><text:span text:style-name="T12">Returns</text:span>:</text:p>
            <text:p text:style-name="P13">0 - <text:span text:style-name="T12">success</text:span></text:p>
            <text:p text:style-name="P13">1 - <text:span text:style-name="T12">invalid connection handle </text:span>/ <text:span text:style-name="T12">no connection</text:span></text:p>
            <text:p text:style-name="P12"><text:line-break/><text:line-break/><text:line-break/></text:p>
          </table:table-cell>
        </table:table-row>
        <table:table-row>
          <table:table-cell table:style-name="Tabelle2.A3" office:value-type="string">
            <text:p text:style-name="P17"><text:line-break/>C<text:line-break/>L<text:line-break/>O<text:line-break/>S<text:line-break/>E<text:line-break/></text:p>
          </table:table-cell>
          <table:covered-table-cell/>
        </table:table-row>
        <table:table-row>
          <table:table-cell table:style-name="Tabelle2.A2" office:value-type="string">
            <text:p text:style-name="P12">09, 10</text:p>
          </table:table-cell>
          <table:table-cell table:style-name="Tabelle2.A1" table:number-rows-spanned="2" office:value-type="string">
            <text:p text:style-name="P14">Waits for an inbound connection of a server socket or incoming data on one of the internally managed existing connections. The newly connected socket connection or the connection that holds data is delivered.</text:p>
            <text:p text:style-name="P21"><text:span text:style-name="T13">Timeout with v</text:span>alue zero or function 0<text:span text:style-name="T13">9</text:span> waits endlessly.</text:p>
            <text:p text:style-name="P12"/>
            <text:p text:style-name="P18"><text:span text:style-name="Absatz-Standardschriftart"><text:span text:style-name="T6">Note</text:span></text:span><text:span text:style-name="Absatz-Standardschriftart"><text:span text:style-name="T4">: </text:span></text:span><text:span text:style-name="Absatz-Standardschriftart"><text:span text:style-name="T7">All connections accepted through these functions are stored and managed internally in a pool. The number is theoretically not limited. To ensure that the handles in the pool remain consistent, it is important to explicitly close connection handles that are no longer needed with function 06. This will remove connections from the pool even if the closure fails due to an error.</text:span></text:span></text:p>
            <text:p text:style-name="P12"/>
            <text:p text:style-name="P12">Parameter 1: server socket, PIC X(4), IN</text:p>
            <text:p text:style-name="P14">Parameter 2: connection handle, PIC X(4), OUT</text:p>
            <text:p text:style-name="P12"/>
            <text:p text:style-name="P14"><text:soft-page-break/><text:span text:style-name="T12">Only function </text:span>10:</text:p>
            <text:p text:style-name="P14">Parameter 3: <text:span text:style-name="T13">ti</text:span>meout in milliseconds, PIC X(6), IN</text:p>
            <text:p text:style-name="P12"/>
            <text:p text:style-name="P13"><text:span text:style-name="T12">Returns</text:span>:</text:p>
            <text:p text:style-name="P13">0 - <text:span text:style-name="T12">success</text:span></text:p>
            <text:p text:style-name="P12">1 - <text:span text:style-name="T13">no (server) socket open</text:span></text:p>
            <text:p text:style-name="P12">2 - <text:span text:style-name="T13">socket does not "listen"</text:span></text:p>
            <text:p text:style-name="P12">3 - <text:span text:style-name="T13">s</text:span>erver socket is in the set of active connections</text:p>
            <text:p text:style-name="P12">4 - One of the active connections / the server socket is invalid</text:p>
            <text:p text:style-name="P12"/>
            <text:p text:style-name="P14"><text:span text:style-name="T12">Only function</text:span> 10:<text:line-break/>5 - <text:span text:style-name="T13">t</text:span>imeout <text:span text:style-name="T13">expired</text:span></text:p>
            <text:p text:style-name="P12"/>
          </table:table-cell>
        </table:table-row>
        <table:table-row>
          <table:table-cell table:style-name="Tabelle2.A3" office:value-type="string">
            <text:p text:style-name="P17"><text:line-break/><text:line-break/><text:line-break/><text:line-break/>N<text:line-break/>E<text:line-break/>X<text:line-break/>T<text:line-break/>–<text:line-break/>R<text:line-break/><text:soft-page-break/>E<text:line-break/>A<text:line-break/>D</text:p>
          </table:table-cell>
          <table:covered-table-cell/>
        </table:table-row>
        <table:table-row>
          <table:table-cell table:style-name="Tabelle2.A2" office:value-type="string">
            <text:p text:style-name="P12">98, 99</text:p>
          </table:table-cell>
          <table:table-cell table:style-name="Tabelle2.A1" table:number-rows-spanned="2" office:value-type="string">
            <text:p text:style-name="P12">Returns the last error of the operating system or the socket layer.<text:line-break/>Function 98 offers the possibility to provide not only the error code but also a descriptive text of the error.</text:p>
            <text:p text:style-name="P12"/>
            <text:p text:style-name="P19"><text:span text:style-name="Absatz-Standardschriftart"><text:span text:style-name="T4">Hinweis:</text:span></text:span><text:span text:style-name="Absatz-Standardschriftart"><text:span text:style-name="T3"> BFunction 98 does not check if a buffer has been passed because error code 99 is also used by the operating system and therefore cannot be returned by "CBL_GC_SOCKET" in this situation.<text:line-break/>The error text may contain a line break. If this text is to be output in a log, an "</text:span></text:span><text:span text:style-name="Absatz-Standardschriftart"><text:span text:style-name="T10">inspect Puffer converting x'0D0A' to spaces</text:span></text:span><text:span text:style-name="Absatz-Standardschriftart"><text:span text:style-name="T3">" is useful.</text:span></text:span></text:p>
            <text:p text:style-name="P12"/>
            <text:p text:style-name="P13"><text:span text:style-name="T12">Only function</text:span> 98:</text:p>
            <text:p text:style-name="P12">Parameter 1: <text:span text:style-name="T14">buffer for textual errors</text:span>, PIC X(256), OUT</text:p>
            <text:p text:style-name="P12"/>
            <text:p text:style-name="P13"><text:span text:style-name="T12">Returns</text:span>:</text:p>
            <text:p text:style-name="P12"><text:span text:style-name="T12">last error code</text:span>, PIC X(3), OUT</text:p>
            <text:p text:style-name="P12"/>
          </table:table-cell>
        </table:table-row>
        <table:table-row>
          <table:table-cell table:style-name="Tabelle2.A3" office:value-type="string">
            <text:p text:style-name="P17"><text:line-break/>S<text:line-break/>H<text:line-break/>O<text:line-break/>W<text:line-break/>–<text:line-break/>E<text:line-break/>R<text:line-break/>R<text:line-break/>O<text:line-break/>R<text:line-break/></text:p>
          </table:table-cell>
          <table:covered-table-cell/>
        </table:table-row>
      </table:table>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Helv" svg:font-family="Helv"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423cm" fo:margin-bottom="0.212cm" loext:contextual-spacing="false" fo:line-height="100%" fo:text-align="center" style:justify-single-word="false" style:text-autospace="none"/>
    </style:style>
    <style:style style:name="MP2" style:family="paragraph" style:parent-style-name="Header">
      <style:text-properties fo:language="en" fo:country="US"/>
    </style:style>
    <style:style style:name="MT1" style:family="text">
      <style:text-properties fo:color="#000000" style:font-name="Helv" fo:font-size="12pt" fo:language="en" fo:country="US" fo:font-weight="bold" style:font-size-asian="12pt" style:font-weight-asian="bold" style:font-name-complex="Helv" style:font-size-complex="12pt" style:font-weight-complex="bold"/>
    </style:style>
    <style:style style:name="MT2" style:family="text">
      <style:text-properties fo:color="#000000" style:font-name="Helv" fo:font-size="12pt" fo:language="en" fo:country="US" fo:font-weight="bold" officeooo:rsid="002055a5" style:font-size-asian="12pt" style:font-weight-asian="bold" style:font-name-complex="Helv"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CBL_GC_SOCKET / </text:span></text:span><text:span text:style-name="Absatz-Standardschriftart"><text:span text:style-name="MT2">cob_socket</text:span></text:span><text:span text:style-name="Absatz-Standardschriftart"><text:span text:style-name="MT1"> – </text:span></text:span><text:span text:style-name="Absatz-Standardschriftart"><text:span text:style-name="MT2">general purpose socket library</text:span></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16-06-24T15:21:00Z</meta:creation-date>
    <dc:date>2019-08-19T22:39:14.534000000</dc:date>
    <meta:editing-cycles>9</meta:editing-cycles>
    <meta:editing-duration>PT27M54S</meta:editing-duration>
    <dc:title>CBL_GC_SOCKET / cob_socket – general purpose socket library</dc:title>
    <meta:keyword>CBL_GC_SOCKET cob_socket CBL_OC_SOCKET socket ipc IP port</meta:keyword>
    <meta:document-statistic meta:table-count="2" meta:image-count="0" meta:object-count="0" meta:page-count="4" meta:paragraph-count="135" meta:word-count="1296" meta:character-count="7325" meta:non-whitespace-character-count="6082"/>
    <meta:template xlink:type="simple" xlink:actuate="onRequest" xlink:title="" xlink:href="Normal.dotm"/>
  </office:meta>
</office:document-meta>
</file>